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9.045cm"/>
    </style:style>
    <style:style style:name="co4" style:family="table-column">
      <style:table-column-properties fo:break-before="auto" style:column-width="11.85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5.838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2.847cm"/>
    </style:style>
    <style:style style:name="co14" style:family="table-column">
      <style:table-column-properties fo:break-before="auto" style:column-width="5.784cm"/>
    </style:style>
    <style:style style:name="co15" style:family="table-column">
      <style:table-column-properties fo:break-before="auto" style:column-width="6.329cm"/>
    </style:style>
    <style:style style:name="co16" style:family="table-column">
      <style:table-column-properties fo:break-before="auto" style:column-width="7.243cm"/>
    </style:style>
    <style:style style:name="co17" style:family="table-column">
      <style:table-column-properties fo:break-before="auto" style:column-width="2.764cm"/>
    </style:style>
    <style:style style:name="co18" style:family="table-column">
      <style:table-column-properties fo:break-before="auto" style:column-width="1.27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9.419cm"/>
    </style:style>
    <style:style style:name="co21" style:family="table-column">
      <style:table-column-properties fo:break-before="auto" style:column-width="11.998cm"/>
    </style:style>
    <style:style style:name="co22" style:family="table-column">
      <style:table-column-properties fo:break-before="auto" style:column-width="8.625cm"/>
    </style:style>
    <style:style style:name="co23" style:family="table-column">
      <style:table-column-properties fo:break-before="auto" style:column-width="1.215cm"/>
    </style:style>
    <style:style style:name="co24" style:family="table-column">
      <style:table-column-properties fo:break-before="auto" style:column-width="3.979cm"/>
    </style:style>
    <style:style style:name="co25" style:family="table-column">
      <style:table-column-properties fo:break-before="auto" style:column-width="4.754cm"/>
    </style:style>
    <style:style style:name="co26" style:family="table-column">
      <style:table-column-properties fo:break-before="auto" style:column-width="5.334cm"/>
    </style:style>
    <style:style style:name="co27" style:family="table-column">
      <style:table-column-properties fo:break-before="auto" style:column-width="6.191cm"/>
    </style:style>
    <style:style style:name="co28" style:family="table-column">
      <style:table-column-properties fo:break-before="auto" style:column-width="7.507cm"/>
    </style:style>
    <style:style style:name="co29" style:family="table-column">
      <style:table-column-properties fo:break-before="auto" style:column-width="1.739cm"/>
    </style:style>
    <style:style style:name="co30" style:family="table-column">
      <style:table-column-properties fo:break-before="auto" style:column-width="1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1.9cm" fo:break-before="auto" style:use-optimal-row-height="false"/>
    </style:style>
    <style:style style:name="ro6" style:family="table-row">
      <style:table-row-properties style:row-height="0.85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0" style:family="table-cell" style:parent-style-name="Default">
      <style:table-cell-properties style:text-align-source="value-type" style:repeat-content="false" fo:wrap-option="wrap" style:vertical-align="middle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border="0.06pt solid #000000" style:vertical-align="top"/>
      <style:paragraph-properties fo:margin-left="0cm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2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  <style:text-properties style:font-name="Calibri" fo:font-size="12pt" style:font-size-asian="12pt" style:font-size-complex="12pt"/>
    </style:style>
    <style:style style:name="ce31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/>
    <style:style style:name="ce34" style:family="table-cell" style:parent-style-name="Default">
      <style:table-cell-properties fo:background-color="#ffff99" fo:border="0.06pt solid #000000"/>
    </style:style>
    <style:style style:name="ce35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36" style:family="table-cell" style:parent-style-name="Default" style:data-style-name="N100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07"/>
    <style:style style:name="ce3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100">
      <style:table-cell-properties fo:background-color="#ffff99" fo:border="0.06pt solid #000000"/>
    </style:style>
    <style:style style:name="ce41" style:family="table-cell" style:parent-style-name="Default" style:data-style-name="N40"/>
    <style:style style:name="T1" style:family="text">
      <style:text-properties style:font-name="Calibri" style:font-name-asian="ArialMT" style:font-size-asian="12pt" style:font-size-complex="12pt"/>
    </style:style>
    <style:style style:name="T2" style:family="text"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Pauta_201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0" table:default-cell-style-name="ce2"/>
        <table:table-column table:style-name="co7" table:number-columns-repeated="8" table:default-cell-style-name="ce4"/>
        <table:table-row table:style-name="ro1">
          <table:table-cell table:style-name="ce1" office:value-type="string" calcext:value-type="string" table:number-columns-spanned="6" table:number-rows-spanned="1">
            <text:p>CÍVEL – Lista de audiências de Instrução e Julgamento pendentes </text:p>
          </table:table-cell>
          <table:covered-table-cell table:number-columns-repeated="5" table:style-name="ce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136-82.2014.8.22.0007</text:p>
          </table:table-cell>
          <table:table-cell table:style-name="ce3" office:value-type="string" calcext:value-type="string">
            <text:p>Selma Alves Curti Ciupak</text:p>
          </table:table-cell>
          <table:table-cell table:style-name="ce3" office:value-type="string" calcext:value-type="string">
            <text:p>ELETROBRAS DISTRIBUIÇÃO RONDÔNIA - CERON e outro.</text:p>
          </table:table-cell>
          <table:table-cell table:style-name="ce3" office:value-type="string" calcext:value-type="string">
            <text:p>5/11/2014</text:p>
          </table:table-cell>
          <table:table-cell table:style-name="ce3"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1049-64.2014.8.22.0007</text:p>
          </table:table-cell>
          <table:table-cell table:style-name="ce3" office:value-type="string" calcext:value-type="string">
            <text:p>THAIS ROCKENBACH GAONA</text:p>
          </table:table-cell>
          <table:table-cell table:style-name="ce3" office:value-type="string" calcext:value-type="string">
            <text:p>EMPRESA UNIAO CASCAVEL DE TRANSPORTE E TURISMO LTDA</text:p>
          </table:table-cell>
          <table:table-cell table:style-name="ce3" office:value-type="string" calcext:value-type="string">
            <text:p>5/11/2014</text:p>
          </table:table-cell>
          <table:table-cell table:style-name="ce3"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1211-59.2014.8.22.0007</text:p>
          </table:table-cell>
          <table:table-cell table:style-name="ce3" office:value-type="string" calcext:value-type="string">
            <text:p>VALMOR SCHARF</text:p>
          </table:table-cell>
          <table:table-cell table:style-name="ce3" office:value-type="string" calcext:value-type="string">
            <text:p>SERGIO MANOEL SOARES SILVA</text:p>
          </table:table-cell>
          <table:table-cell table:style-name="ce3" office:value-type="string" calcext:value-type="string">
            <text:p>5/11/2014</text:p>
          </table:table-cell>
          <table:table-cell table:style-name="ce3"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416-53.2014.8.22.0007</text:p>
          </table:table-cell>
          <table:table-cell table:style-name="ce3" office:value-type="string" calcext:value-type="string">
            <text:p>Maurilio de Jesus Pereira</text:p>
          </table:table-cell>
          <table:table-cell table:style-name="ce3" office:value-type="string" calcext:value-type="string">
            <text:p>Expresso Maia Ltda</text:p>
          </table:table-cell>
          <table:table-cell table:style-name="ce3" office:value-type="string" calcext:value-type="string">
            <text:p>12/11/2014</text:p>
          </table:table-cell>
          <table:table-cell table:style-name="ce3"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417-38.2014.8.22.0007</text:p>
          </table:table-cell>
          <table:table-cell table:style-name="ce3" office:value-type="string" calcext:value-type="string">
            <text:p>Rosineide Conceição de Jesus</text:p>
          </table:table-cell>
          <table:table-cell table:style-name="ce3" office:value-type="string" calcext:value-type="string">
            <text:p>Expresso Maia Ltda</text:p>
          </table:table-cell>
          <table:table-cell table:style-name="ce3" office:value-type="string" calcext:value-type="string">
            <text:p>12/11/2014</text:p>
          </table:table-cell>
          <table:table-cell table:style-name="ce3"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126-38.2014.8.22.0007</text:p>
          </table:table-cell>
          <table:table-cell table:style-name="ce3" office:value-type="string" calcext:value-type="string">
            <text:p>José Miranda</text:p>
          </table:table-cell>
          <table:table-cell table:style-name="ce3" office:value-type="string" calcext:value-type="string">
            <text:p>Wesley Soares Nomerg</text:p>
          </table:table-cell>
          <table:table-cell table:style-name="ce3" office:value-type="string" calcext:value-type="string">
            <text:p>12/11/2014</text:p>
          </table:table-cell>
          <table:table-cell table:style-name="ce3"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566-34.2014.8.22.0007</text:p>
          </table:table-cell>
          <table:table-cell table:style-name="ce3" office:value-type="string" calcext:value-type="string">
            <text:p>Maria do Perpétuo Socorro</text:p>
          </table:table-cell>
          <table:table-cell table:style-name="ce3" office:value-type="string" calcext:value-type="string">
            <text:p>Ceron - Centrais Elétricas de Rondônia S/a</text:p>
          </table:table-cell>
          <table:table-cell table:style-name="ce3" office:value-type="string" calcext:value-type="string">
            <text:p>12/11/2014</text:p>
          </table:table-cell>
          <table:table-cell table:style-name="ce3"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389-70.2014.8.22.0007</text:p>
          </table:table-cell>
          <table:table-cell table:style-name="ce3" office:value-type="string" calcext:value-type="string">
            <text:p>Maria das Graças Tavares</text:p>
          </table:table-cell>
          <table:table-cell table:style-name="ce3" office:value-type="string" calcext:value-type="string">
            <text:p>STECCA CONSULTORIA IMOBILIÁRIA LTDA-ME</text:p>
          </table:table-cell>
          <table:table-cell table:style-name="ce3" office:value-type="string" calcext:value-type="string">
            <text:p>24/11/2014</text:p>
          </table:table-cell>
          <table:table-cell table:style-name="ce3"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1000720-52.2014.8.22.0007</text:p>
          </table:table-cell>
          <table:table-cell table:style-name="ce3" office:value-type="string" calcext:value-type="string">
            <text:p>Paulo Cerino de Vasconcelos</text:p>
          </table:table-cell>
          <table:table-cell table:style-name="ce3" office:value-type="string" calcext:value-type="string">
            <text:p>ELETROBRAS DISTRIBUIÇÃO RONDÔNIA - CERON</text:p>
          </table:table-cell>
          <table:table-cell office:value-type="string" calcext:value-type="string">
            <text:p>2/12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00-37.2014.8.22.0007</text:p>
          </table:table-cell>
          <table:table-cell office:value-type="string" calcext:value-type="string">
            <text:p>Maria das Graças Freitas Souza</text:p>
          </table:table-cell>
          <table:table-cell office:value-type="string" calcext:value-type="string">
            <text:p>Móveis Romera Ltda e outro.</text:p>
          </table:table-cell>
          <table:table-cell office:value-type="string" calcext:value-type="string">
            <text:p>2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310-91.2014.8.22.0007</text:p>
          </table:table-cell>
          <table:table-cell office:value-type="string" calcext:value-type="string">
            <text:p>Antonio Victor Machado</text:p>
          </table:table-cell>
          <table:table-cell office:value-type="string" calcext:value-type="string">
            <text:p>MARCIO SUGAHARA AZEVEDO</text:p>
          </table:table-cell>
          <table:table-cell office:value-type="string" calcext:value-type="string">
            <text:p>2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25-15.2013.8.22.0007</text:p>
          </table:table-cell>
          <table:table-cell office:value-type="string" calcext:value-type="string">
            <text:p>Laudeni Capichi Belo</text:p>
          </table:table-cell>
          <table:table-cell office:value-type="string" calcext:value-type="string">
            <text:p>Adilson Ferreira de Lima e outro.</text:p>
          </table:table-cell>
          <table:table-cell office:value-type="string" calcext:value-type="string">
            <text:p>2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067-85.2014.8.22.0007</text:p>
          </table:table-cell>
          <table:table-cell office:value-type="string" calcext:value-type="string">
            <text:p>João Batista de Sales</text:p>
          </table:table-cell>
          <table:table-cell office:value-type="string" calcext:value-type="string">
            <text:p>Ceron Centrais Elétricas de Rondônia S/A</text:p>
          </table:table-cell>
          <table:table-cell office:value-type="string" calcext:value-type="string">
            <text:p>9/12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RIMINAL – Lista de audiências de Instrução e Julgamento pendentes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688-4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ulio da Silva Ferry e outros.</text:p>
          </table:table-cell>
          <table:table-cell office:value-type="string" calcext:value-type="string">
            <text:p>3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95-77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avi Siqueira Nascimento e outros.</text:p>
          </table:table-cell>
          <table:table-cell office:value-type="string" calcext:value-type="string">
            <text:p>3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69-20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Thaysson Martins Griffo e outro.</text:p>
          </table:table-cell>
          <table:table-cell office:value-type="string" calcext:value-type="string">
            <text:p>3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988-0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Hudson Lima Afonso</text:p>
          </table:table-cell>
          <table:table-cell office:value-type="string" calcext:value-type="string">
            <text:p>3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99-4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honatan Vieira da Silva</text:p>
          </table:table-cell>
          <table:table-cell office:value-type="string" calcext:value-type="string">
            <text:p>3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299-6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eandro Esmero Lucas e outros.</text:p>
          </table:table-cell>
          <table:table-cell office:value-type="string" calcext:value-type="string">
            <text:p>10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081-41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enderson Alves de Lima</text:p>
          </table:table-cell>
          <table:table-cell office:value-type="string" calcext:value-type="string">
            <text:p>10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30-1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Flavio Correia dos Santos Lacerda</text:p>
          </table:table-cell>
          <table:table-cell office:value-type="string" calcext:value-type="string">
            <text:p>10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34-53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ldemir Cintra do Nascimento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059-1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gélica Pedroni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822-7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Paulo Roberto Saboré de França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24-02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vanei Lins Leite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862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lhisson Teixeira de Souza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279-77.2012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hristian Dias dos Santos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763-23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ldir Costa Pereira</text:p>
          </table:table-cell>
          <table:table-cell office:value-type="string" calcext:value-type="string">
            <text:p>1/12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937-03.2011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.V.S Madeiras Ltda. e outros.</text:p>
          </table:table-cell>
          <table:table-cell office:value-type="string" calcext:value-type="string">
            <text:p>1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013-55.2012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deireira CR LTDA e outro.</text:p>
          </table:table-cell>
          <table:table-cell office:value-type="string" calcext:value-type="string">
            <text:p>1/12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314-3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Pedro Henrique Nogueira Lisboa</text:p>
          </table:table-cell>
          <table:table-cell office:value-type="string" calcext:value-type="string">
            <text:p>1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944-58.2012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rley Souza de Castro</text:p>
          </table:table-cell>
          <table:table-cell office:value-type="string" calcext:value-type="string">
            <text:p>1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018-4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eanpiher Eduardo Pereira da Silva</text:p>
          </table:table-cell>
          <table:table-cell office:value-type="string" calcext:value-type="string">
            <text:p>4/12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078-86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enato Martins de Araújo</text:p>
          </table:table-cell>
          <table:table-cell office:value-type="string" calcext:value-type="string">
            <text:p>4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RIMINAL – Lista de audiências de Instrução pendentes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46-9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dão Rodrigues da Silva</text:p>
          </table:table-cell>
          <table:table-cell office:value-type="string" calcext:value-type="string">
            <text:p>10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06-13.2014.8.22.0007</text:p>
          </table:table-cell>
          <table:table-cell office:value-type="string" calcext:value-type="string">
            <text:p>Delegacia de Polícia Civil de Santa Luzia do Oeste-RO</text:p>
          </table:table-cell>
          <table:table-cell office:value-type="string" calcext:value-type="string">
            <text:p>Edgar Barbosa dos Santos e outros.</text:p>
          </table:table-cell>
          <table:table-cell office:value-type="string" calcext:value-type="string">
            <text:p>10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RIMINAL – Lista de audiências Preliminares pendentes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58-4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Neuzeli Vidal Pinto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70-8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minadabes Carlos de Freitas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64-7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Naira Maria de Mour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06-8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las Silvério e outro.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50-0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ia Antonia Rodrigues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24-2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lizabete de Paulo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59-2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leia Vieira de Melo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62-3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ciel Moura e outros.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5-6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ldiran Lopes dos Santos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12-6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lda Maria da Silva Cost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0-1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seli Francisca Soares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3-9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dré Luiz Liik Pereir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3-6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leberson Corsino de Souz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2-7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elene Marinho Filho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1-9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ebastião do Nascimento Pereir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89-6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ia de Lourdes Rodrigues da Silv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71-3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enifer Dávila da Silva</text:p>
          </table:table-cell>
          <table:table-cell office:value-type="string" calcext:value-type="string">
            <text:p>31/12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7-3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verton da Costa Alves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72-2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omingos Martins Pereir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73-0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omingos Martins Pereir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6-5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cos Ferreira dos Santos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4-4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Zenilda Machado Pires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1-3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Ivanio Aguilera Soliz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65-3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Iracema Camargo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21-6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leiton Laurindo da Silv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7-3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laudinete Fagundes Partelli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55-4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Paulo Henrique da Roch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9-0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exandre José Pereir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13-8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derson de Souza Roch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3-9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alter José Custódio da Silv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4-8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naldo Adriano da Silva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6-5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Ismael Gonçalves dos Santos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495-6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Priscila de Oliveira Gonçalves e outro.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6-4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ilza Raasch Pires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34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milson Francisco de Souz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25-0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Ormy Capeletto Pereir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26-8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eonardo Bonifácio Barbos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28-5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illembergues Vieira Almeid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8-6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drigo José Dal Bem Pires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88-8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zile Brum de Andrade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9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drigo José Dal Bem Pires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0-3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drigo José Dal Bem Pires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46-3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gério Pereira da Silv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5-5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ISMAR ARAUJO ABREU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49-8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ANILO AFONSO DA SILV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47-1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Guilherme Marques de Siqueira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53-2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ldiran Santos Xavier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2-0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drigo José Dal Bem Pires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63-1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lmara Luiz Gregorio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01-7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ni Von Carvalho de Oliveira</text:p>
          </table:table-cell>
          <table:table-cell office:value-type="string" calcext:value-type="string">
            <text:p>17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49-3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salina Baldo Gomes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8-1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isson Reis da Silva Oliveira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8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069-5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deireira Persch Ltda - Empresa Mercantil E Indl. e outro.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07-8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naldo Adriano da Cruz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8: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056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demir Antônio da Silva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129-2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Hélio Carlos Trindade Bonfim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9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553-3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elso Adame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38-18.2014.8.22.0007</text:p>
          </table:table-cell>
          <table:table-cell office:value-type="string" calcext:value-type="string">
            <text:p>Ministerio Publico do Estado do Mato Grosso</text:p>
          </table:table-cell>
          <table:table-cell office:value-type="string" calcext:value-type="string">
            <text:p>Saulo Duarte Camargo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8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34-4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Grezielly Moreschi da Silva e outro.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8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40-85.2014.8.22.0007</text:p>
          </table:table-cell>
          <table:table-cell office:value-type="string" calcext:value-type="string">
            <text:p>Delegado de Policia Civil</text:p>
          </table:table-cell>
          <table:table-cell office:value-type="string" calcext:value-type="string">
            <text:p>Lucas Henrique de Almeid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62-5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a Aparecida Folgado Francisco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9-84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simar Persch e outro.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8: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55-1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Nataly Camargos Botelho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9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007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exandre Moreira de Mirand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9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29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esley Galino Paniago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649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ivaldo Cardoso Goltar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56-9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MILCEMIR MENDES CARDOSO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09: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66-8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HONATA DE FREITAS SOUS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275-0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ão Rodrigues de Lima Filho e outro.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0: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99-7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EJAIR ALVES DOS SANTOS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58-9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rleia Matil da Silva Cabral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41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alter José Custódio da Silv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65-8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cimar Ramos Batista</text:p>
          </table:table-cell>
          <table:table-cell office:value-type="string" calcext:value-type="string">
            <text:p>21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26-11.2014.8.22.0007</text:p>
          </table:table-cell>
          <table:table-cell office:value-type="string" calcext:value-type="string">
            <text:p>DePol de São Miguel do Guaporé/RO</text:p>
          </table:table-cell>
          <table:table-cell office:value-type="string" calcext:value-type="string">
            <text:p>Deusdeth Júnior de Souza e Silva</text:p>
          </table:table-cell>
          <table:table-cell office:value-type="string" calcext:value-type="string">
            <text:p>25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229-8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iz Ricardo Câmara de Araújo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8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3-4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el Evangelista Lourenço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4-2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Iranei Moreira dos Santo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205-5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demir Antônio da Silva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64-0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semar theje Correa e outros.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559-7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Fernando Cremon e outro.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9-0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Gildésio Pereira dos Santo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08-2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ão Soares dos Santo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29-4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berto Higuti Júnior Telek e outro.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13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ivaldo Minervino de Faria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0-8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ashington Silva Rodrigue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30-3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nderlei Neves de Oliveira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14-3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enaldo dos Reis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13-0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avid Maicon Vieira de Souza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32-0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nderlei Neves de Oliveira</text:p>
          </table:table-cell>
          <table:table-cell office:value-type="string" calcext:value-type="string">
            <text:p>28/11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81-5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Rogério Pereira Soares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97-1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urea da Penha Santos Silva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17-8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ilton Rodrigues Campos e outro.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29-9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ia de Fátima dos Santos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5-1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laudemir Monteiro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16-9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inéia da Silva Gomes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54-1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ésar de Almeida da Silva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44-1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onizete Aparecido Maciel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74-9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ICHAEL PEREIRA DOS SANTOS e outro.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14-8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lian Augusto da Silva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18-7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UARDO XAVIER DE MATOS e outro.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45-0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cas Laurindo da Silva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33-4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CACIANO SCHELLENBERG e outros.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63-31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ZEQUIEL APARECIDO KAPSICH BARBOSA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47-7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FÁBIO SOARES BORTOLUSSO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08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57-69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dinalva Souto de Jesus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09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677-5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berto Krauzer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49-4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dilso Gomes de Campos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09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166-9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Fernando Antônio Ferreira de Araújo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902-7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aila Monique Barbosa da Silva e outro.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98-3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aila Monique Barbosa e outro.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50-2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vandro Walter e outro.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32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rondí Maria dos Santos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0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39-4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Gilberto Cerino de Oliveira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43-8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Marciano Vieira do Nascimento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840-3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ouglas da Silva Gonçalves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1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56-3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STER LOURDES DA SILVA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757-1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ivalda de Aquino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1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000-5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FRANCIELI ROSA ALVES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2:00</text:p>
          </table:table-cell>
          <table:table-cell table:number-columns-repeated="1018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.09.2014" table:style-name="ta1" table:print-ranges="'19.09.2014'.A1:'19.09.2014'.K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default-cell-style-name="ce20"/>
        <table:table-column table:style-name="co12" table:default-cell-style-name="ce23"/>
        <table:table-column table:style-name="co13" table:default-cell-style-name="ce23"/>
        <table:table-column table:style-name="co12" table:number-columns-repeated="2" table:default-cell-style-name="ce23"/>
        <table:table-column table:style-name="co7" table:number-columns-repeated="3" table:default-cell-style-name="ce25"/>
        <table:table-column table:style-name="co7" table:number-columns-repeated="1012" table:default-cell-style-name="Default"/>
        <table:table-row table:style-name="ro2">
          <table:table-cell table:style-name="ce5" office:value-type="string" calcext:value-type="string" table:number-columns-spanned="4" table:number-rows-spanned="1">
            <text:p>PAUTA DE AUDIÊNCIA</text:p>
            <text:p>19/09/2014</text:p>
          </table:table-cell>
          <table:covered-table-cell table:number-columns-repeated="2" table:style-name="ce10"/>
          <table:covered-table-cell table:style-name="ce16"/>
          <table:table-cell table:number-columns-repeated="1020"/>
        </table:table-row>
        <table:table-row table:style-name="ro3">
          <table:table-cell table:style-name="ce6" office:value-type="string" calcext:value-type="string">
            <text:p>Processo</text:p>
          </table:table-cell>
          <table:table-cell table:style-name="ce6" office:value-type="string" calcext:value-type="string">
            <text:p>Promovente(s)</text:p>
          </table:table-cell>
          <table:table-cell table:style-name="ce6" office:value-type="string" calcext:value-type="string">
            <text:p>Promovido(s)</text:p>
          </table:table-cell>
          <table:table-cell table:style-name="ce6" office:value-type="string" calcext:value-type="string">
            <text:p>Data</text:p>
          </table:table-cell>
          <table:table-cell office:value-type="string" calcext:value-type="string">
            <text:p>Transação</text:p>
            <text:p>(S)  (N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IPO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195" xlink:type="simple">1001369-17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Adilson Júnior Westphalen</text:p>
          </table:table-cell>
          <table:table-cell table:style-name="ce17" office:value-type="string" calcext:value-type="string">
            <text:p>19 / 09 / 2014 às 08: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27/14</text:p>
          </table:table-cell>
          <table:table-cell office:value-type="string" calcext:value-type="string">
            <text:p>Desacato</text:p>
            <text:p>331 CP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49479" xlink:type="simple">1000639-06.2014.8.22.0007</text:a></text:p>
          </table:table-cell>
          <table:table-cell table:style-name="ce7" office:value-type="string" calcext:value-type="string">
            <text:p>Neuza Inácio da Silva Afonso</text:p>
            <text:p><text:span text:style-name="T1">Gloria Chris Gordon, OAB 3399</text:span></text:p>
          </table:table-cell>
          <table:table-cell table:style-name="ce7" office:value-type="string" calcext:value-type="string">
            <text:p>Patrícia Verônica Gomes Duque</text:p>
            <text:p>Não Intimada</text:p>
          </table:table-cell>
          <table:table-cell table:style-name="ce17" office:value-type="string" calcext:value-type="string">
            <text:p>19 / 09 / 2014 às 08: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famação</text:p>
            <text:p>Injúria</text:p>
          </table:table-cell>
          <table:table-cell office:value-type="string" calcext:value-type="string">
            <text:p>declinar</text:p>
            <text:p>Compete.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74356" xlink:type="simple">1001942-55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ADONIAS CARVALHO</text:p>
          </table:table-cell>
          <table:table-cell table:style-name="ce17" office:value-type="string" calcext:value-type="string">
            <text:p>19 / 09 / 2014 às 08: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2/14</text:p>
          </table:table-cell>
          <table:table-cell office:value-type="string" calcext:value-type="string">
            <text:p>Trânsito</text:p>
            <text:p>310 do CTB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0486" xlink:type="simple">1001148-3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Ronaldo Mendes Pereira</text:p>
          </table:table-cell>
          <table:table-cell table:style-name="ce17" office:value-type="string" calcext:value-type="string">
            <text:p>19 / 09 / 2014 às 08:30</text:p>
          </table:table-cell>
          <table:table-cell table:style-name="ce21" office:value-type="string" calcext:value-type="string">
            <text:p>S</text:p>
          </table:table-cell>
          <table:table-cell/>
          <table:table-cell office:value-type="string" calcext:value-type="string">
            <text:p>Ameaça</text:p>
            <text:p>147 do CP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Vítimas: </text:p>
            <text:p/>
            <text:p/>
          </table:table-cell>
          <table:table-cell table:style-name="ce11" office:value-type="string" calcext:value-type="string" table:number-columns-spanned="3" table:number-rows-spanned="1">
            <text:p>S -  JEFFERSON MAGNO DOS SANTOS</text:p>
            <text:p>Ñ - RENATO SCOTTE</text:p>
            <text:p>Ñ – NICSON DOS SANTOS FERREIRA</text:p>
          </table:table-cell>
          <table:covered-table-cell table:style-name="ce14"/>
          <table:covered-table-cell table:style-name="ce18"/>
          <table:table-cell table:style-name="ce22"/>
          <table:table-cell table:style-name="ce24" table:number-columns-repeated="7"/>
          <table:table-cell table:style-name="ce26" table:number-columns-repeated="1012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198" xlink:type="simple">1001370-02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Leonardo Almeida</text:p>
          </table:table-cell>
          <table:table-cell table:style-name="ce17" office:value-type="string" calcext:value-type="string">
            <text:p>19 / 09 / 2014 às 08: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28/14</text:p>
          </table:table-cell>
          <table:table-cell office:value-type="string" calcext:value-type="string">
            <text:p>Desobediência</text:p>
            <text:p>330 CP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74355" xlink:type="simple">1001941-70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Adelson Costa Sartório</text:p>
          </table:table-cell>
          <table:table-cell table:style-name="ce17" office:value-type="string" calcext:value-type="string">
            <text:p>19 / 09 / 2014 às 08: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0/14</text:p>
          </table:table-cell>
          <table:table-cell office:value-type="string" calcext:value-type="string" table:number-columns-spanned="2" table:number-rows-spanned="1">
            <text:p>flora</text:p>
            <text:p>Art. 46,§ úico, 9.605/98</text:p>
          </table:table-cell>
          <table:covered-table-cell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4035" xlink:type="simple">1001309-4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Marinho Cardoso Campos</text:p>
            <text:p>Flávio Luis dos Santos, OAB 2238</text:p>
          </table:table-cell>
          <table:table-cell table:style-name="ce17" office:value-type="string" calcext:value-type="string">
            <text:p>19 / 09 / 2014 às 09: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29/14</text:p>
          </table:table-cell>
          <table:table-cell office:value-type="string" calcext:value-type="string">
            <text:p>Trânsito</text:p>
            <text:p>310 do CTB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01" xlink:type="simple">1001371-8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Janilce Pereira dos Santos <text:s text:c="4"/>*</text:p>
          </table:table-cell>
          <table:table-cell table:style-name="ce17" office:value-type="string" calcext:value-type="string">
            <text:p>19 / 09 / 2014 às 09:3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330/14</text:p>
          </table:table-cell>
          <table:table-cell office:value-type="string" calcext:value-type="string">
            <text:p>Lesão e Ameaça</text:p>
            <text:p>129 e 147 CP</text:p>
          </table:table-cell>
          <table:table-cell/>
          <table:table-cell office:value-type="string" calcext:value-type="string">
            <text:p><text:span text:style-name="T2">0066565-24.2009.822.0007</text:span></text:p>
            <text:p><text:span text:style-name="T2">Suspenso até 15/03/2018</text:span>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Vítima: <text:s text:c="2"/></text:p>
          </table:table-cell>
          <table:table-cell table:style-name="ce12" office:value-type="string" calcext:value-type="string" table:number-columns-spanned="3" table:number-rows-spanned="1">
            <text:p>Lucilene Aparecida Pereira</text:p>
          </table:table-cell>
          <table:covered-table-cell table:style-name="ce14"/>
          <table:covered-table-cell table:style-name="ce18"/>
          <table:table-cell table:style-name="ce22"/>
          <table:table-cell table:style-name="ce24" table:number-columns-repeated="7"/>
          <table:table-cell table:style-name="ce26" table:number-columns-repeated="1012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03" xlink:type="simple">1001372-69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Jonathan Nunes Vidoto</text:p>
            <text:p>Tiago de Souza Prado</text:p>
          </table:table-cell>
          <table:table-cell table:style-name="ce17" office:value-type="string" calcext:value-type="string">
            <text:p>19 / 09 / 2014 às 09:30</text:p>
          </table:table-cell>
          <table:table-cell/>
          <table:table-cell office:value-type="string" calcext:value-type="string">
            <text:p>Drogas</text:p>
            <text:p>Drogas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72149" xlink:type="simple">1001809-13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Marcelo de Carvalho</text:p>
          </table:table-cell>
          <table:table-cell table:style-name="ce17" office:value-type="string" calcext:value-type="string">
            <text:p>19 / 09 / 2014 às 10: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332/14</text:p>
          </table:table-cell>
          <table:table-cell office:value-type="string" calcext:value-type="string">
            <text:p>Lesão Corporal</text:p>
            <text:p>129 do CP</text:p>
          </table:table-cell>
          <table:table-cell office:value-type="string" calcext:value-type="string">
            <text:p>está respondendo por t. homicídio</text:p>
            <text:p>0008673-84.2014.822.0007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8" office:value-type="string" calcext:value-type="string">
            <text:p>Vítimas: <text:s text:c="2"/></text:p>
          </table:table-cell>
          <table:table-cell table:style-name="ce12" office:value-type="string" calcext:value-type="string" table:number-columns-spanned="3" table:number-rows-spanned="1">
            <text:p>Ivan Ferreira dos Santos</text:p>
          </table:table-cell>
          <table:covered-table-cell table:style-name="ce14"/>
          <table:covered-table-cell table:style-name="ce18"/>
          <table:table-cell table:style-name="ce22"/>
          <table:table-cell table:style-name="ce24" table:number-columns-repeated="2"/>
          <table:table-cell table:style-name="ce24" office:value-type="string" calcext:value-type="string">
            <text:p>O acusado MARCELO DE CARVALHO deverá </text:p>
            <text:p>ser citado pessoalmente na rua Bom Jardim, </text:p>
            <text:p>1538, bairro Mutirão, nesta cidade e Comarca.</text:p>
            <text:p/>
          </table:table-cell>
          <table:table-cell table:style-name="ce25"/>
          <table:table-cell table:style-name="ce24"/>
          <table:table-cell/>
          <table:table-cell table:style-name="ce24"/>
          <table:table-cell table:style-name="ce26" table:number-columns-repeated="1012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7172" xlink:type="simple">1001485-23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Keiton Júnior da Silva Santos</text:p>
          </table:table-cell>
          <table:table-cell table:style-name="ce17" office:value-type="string" calcext:value-type="string">
            <text:p>19 / 09 / 2014 às 10: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33/14</text:p>
          </table:table-cell>
          <table:table-cell office:value-type="string" calcext:value-type="string">
            <text:p>D.Perigosa</text:p>
            <text:p>34 da LCP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9459" xlink:type="simple">1001657-62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ANDRÉ PEREIRA DA SILVA</text:p>
          </table:table-cell>
          <table:table-cell table:style-name="ce17" office:value-type="string" calcext:value-type="string">
            <text:p>19 / 09 / 2014 às 10:30</text:p>
          </table:table-cell>
          <table:table-cell/>
          <table:table-cell office:value-type="string" calcext:value-type="string">
            <text:p>Drogas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06" xlink:type="simple">1001373-5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Danilo Fernando Sandro</text:p>
          </table:table-cell>
          <table:table-cell table:style-name="ce17" office:value-type="string" calcext:value-type="string">
            <text:p>19 / 09 / 2014 às 10: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35/14</text:p>
          </table:table-cell>
          <table:table-cell office:value-type="string" calcext:value-type="string">
            <text:p>D.Perigosa</text:p>
            <text:p>34 da LCP</text:p>
          </table:table-cell>
          <table:table-cell office:value-type="string" calcext:value-type="string">
            <text:p>08/11/10 – extinta punibilidade pelo</text:p>
            <text:p> cumprimento Suspensão condicional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28" xlink:type="simple">1001374-39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Janilce Pereira dos Santos     *</text:p>
            <text:p>Adriano Antônio da Silva</text:p>
          </table:table-cell>
          <table:table-cell table:style-name="ce17" office:value-type="string" calcext:value-type="string">
            <text:p>19 / 09 / 2014 às 11:00</text:p>
          </table:table-cell>
          <table:table-cell office:value-type="string" calcext:value-type="string">
            <text:p>???</text:p>
            <text:p>Ñ</text:p>
          </table:table-cell>
          <table:table-cell office:value-type="string" calcext:value-type="string">
            <text:p>336/14</text:p>
          </table:table-cell>
          <table:table-cell office:value-type="string" calcext:value-type="string">
            <text:p>Viol. domicílio</text:p>
            <text:p>150, §1 CP</text:p>
          </table:table-cell>
          <table:table-cell table:formula="of:=[.I11]" office:value-type="string" office:string-value="0066565-24.2009.822.0007&#10;Suspenso até 15/03/2018" calcext:value-type="string">
            <text:p>0066565-24.2009.822.0007</text:p>
            <text:p>Suspenso até 15/03/2018</text:p>
          </table:table-cell>
          <table:table-cell table:style-name="ce25"/>
          <table:table-cell table:style-name="Default"/>
          <table:table-cell office:value-type="string" calcext:value-type="string">
            <text:p>Ele responde</text:p>
            <text:p>1 IQ; 3 Furto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74194" xlink:type="simple">1001933-93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Adriano Malaquias dos Santos</text:p>
          </table:table-cell>
          <table:table-cell table:style-name="ce17" office:value-type="string" calcext:value-type="string">
            <text:p>19 / 09 / 2014 às 11:00</text:p>
          </table:table-cell>
          <table:table-cell/>
          <table:table-cell office:value-type="string" calcext:value-type="string">
            <text:p>Drogas</text:p>
          </table:table-cell>
          <table:table-cell/>
          <table:table-cell office:value-type="string" calcext:value-type="string">
            <text:p>está respondendo por t. homicídio</text:p>
            <text:p>0008673-84.2014.822.0007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31" xlink:type="simple">1001375-2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Rogério Silva Felis</text:p>
          </table:table-cell>
          <table:table-cell table:style-name="ce17" office:value-type="string" calcext:value-type="string">
            <text:p>19 / 09 / 2014 às 11:30</text:p>
          </table:table-cell>
          <table:table-cell/>
          <table:table-cell office:value-type="string" calcext:value-type="string">
            <text:p>338/14</text:p>
          </table:table-cell>
          <table:table-cell office:value-type="string" calcext:value-type="string">
            <text:p>Ameaça</text:p>
            <text:p>147 do CP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Vítima: <text:s text:c="2"/></text:p>
          </table:table-cell>
          <table:table-cell table:style-name="ce11" office:value-type="string" calcext:value-type="string" table:number-columns-spanned="3" table:number-rows-spanned="1">
            <text:p>Maria da Conceição Moura</text:p>
          </table:table-cell>
          <table:covered-table-cell table:style-name="ce14"/>
          <table:covered-table-cell table:style-name="ce18"/>
          <table:table-cell table:style-name="ce22"/>
          <table:table-cell table:style-name="ce24" table:number-columns-repeated="7"/>
          <table:table-cell table:style-name="ce26" table:number-columns-repeated="1012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72653" xlink:type="simple">1001856-84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Santiago Ferreira de Souza</text:p>
          </table:table-cell>
          <table:table-cell table:style-name="ce17" office:value-type="string" calcext:value-type="string">
            <text:p>19 / 09 / 2014 às 11:30</text:p>
          </table:table-cell>
          <table:table-cell/>
          <table:table-cell office:value-type="string" calcext:value-type="string">
            <text:p>Drogas</text:p>
          </table:table-cell>
          <table:table-cell office:value-type="string" calcext:value-type="string">
            <text:p>Tem</text:p>
            <text:p>antecedentes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5232" xlink:type="simple">1001376-09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Diego de Souza</text:p>
          </table:table-cell>
          <table:table-cell table:style-name="ce17" office:value-type="string" calcext:value-type="string">
            <text:p>19 / 09 / 2014 às 11:30</text:p>
          </table:table-cell>
          <table:table-cell/>
          <table:table-cell office:value-type="string" calcext:value-type="string">
            <text:p>Drogas</text:p>
          </table:table-cell>
          <table:table-cell office:value-type="string" calcext:value-type="string">
            <text:p>Tem</text:p>
            <text:p>Antecedentes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http://projudi.tjro.jus.br/projudi/listagens/DadosProcesso?numeroProcesso=1000000000262581" xlink:type="simple">1001238-42.2014.8.22.0007</text:a></text:p>
          </table:table-cell>
          <table:table-cell table:style-name="ce7" office:value-type="string" calcext:value-type="string">
            <text:p>Ministério Público de Rondônia</text:p>
          </table:table-cell>
          <table:table-cell table:style-name="ce7" office:value-type="string" calcext:value-type="string">
            <text:p>Valdeir Alonso da Silva</text:p>
          </table:table-cell>
          <table:table-cell table:style-name="ce17" office:value-type="string" calcext:value-type="string">
            <text:p>19 / 09 / 2014 às 12:00</text:p>
          </table:table-cell>
          <table:table-cell/>
          <table:table-cell office:value-type="string" calcext:value-type="string">
            <text:p>341/14</text:p>
          </table:table-cell>
          <table:table-cell office:value-type="string" calcext:value-type="string">
            <text:p>Pert.Sossego</text:p>
            <text:p>42, II do LCP</text:p>
          </table:table-cell>
          <table:table-cell table:number-columns-repeated="1017"/>
        </table:table-row>
        <table:table-row table:style-name="ro6">
          <table:table-cell table:style-name="ce9" office:value-type="string" calcext:value-type="string">
            <text:p>Vítima: <text:s text:c="2"/></text:p>
          </table:table-cell>
          <table:table-cell table:style-name="ce13" office:value-type="string" calcext:value-type="string" table:number-columns-spanned="3" table:number-rows-spanned="1">
            <text:p>Alecsandro dos Santos de Oliveira</text:p>
          </table:table-cell>
          <table:covered-table-cell table:number-columns-repeated="2" table:style-name="ce15"/>
          <table:table-cell table:style-name="ce22"/>
          <table:table-cell table:style-name="ce24" table:number-columns-repeated="7"/>
          <table:table-cell table:style-name="ce26"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.10.2014" table:style-name="ta1" table:print-ranges="'01.10.2014'.A1:'01.10.2014'.D8">
        <table:table-column table:style-name="co14" table:default-cell-style-name="ce28"/>
        <table:table-column table:style-name="co15" table:default-cell-style-name="ce30"/>
        <table:table-column table:style-name="co16" table:default-cell-style-name="ce30"/>
        <table:table-column table:style-name="co17" table:default-cell-style-name="ce28"/>
        <table:table-column table:style-name="co18" table:default-cell-style-name="ce30"/>
        <table:table-column table:style-name="co7" table:number-columns-repeated="1019" table:default-cell-style-name="ce30"/>
        <table:table-row table:style-name="ro7">
          <table:table-cell table:style-name="ce5" office:value-type="string" calcext:value-type="string" table:number-columns-spanned="4" table:number-rows-spanned="1">
            <text:p>PAUTA DE AUDIÊNCIA</text:p>
            <text:p>Juizado Especial Cível</text:p>
            <text:p>01/10/2014</text:p>
          </table:table-cell>
          <table:covered-table-cell table:number-columns-repeated="2" table:style-name="ce10"/>
          <table:covered-table-cell table:style-name="ce16"/>
          <table:table-cell table:style-name="ce32"/>
          <table:table-cell table:number-columns-repeated="1019"/>
        </table:table-row>
        <table:table-row table:style-name="ro8">
          <table:table-cell table:style-name="ce6" office:value-type="string" calcext:value-type="string">
            <text:p>Processo</text:p>
          </table:table-cell>
          <table:table-cell table:style-name="ce6" office:value-type="string" calcext:value-type="string">
            <text:p>Promovente(s)</text:p>
          </table:table-cell>
          <table:table-cell table:style-name="ce6" office:value-type="string" calcext:value-type="string">
            <text:p>Promovido(s)</text:p>
          </table:table-cell>
          <table:table-cell table:style-name="ce6" office:value-type="string" calcext:value-type="string">
            <text:p>Horário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27" office:value-type="string" calcext:value-type="string">
            <text:p><text:a xlink:href="http://projudi.tjro.jus.br/projudi/listagens/DadosProcesso?numeroProcesso=1000000000223993" xlink:type="simple">1001891-78.2013.8.22.0007</text:a></text:p>
          </table:table-cell>
          <table:table-cell table:style-name="ce29" office:value-type="string" calcext:value-type="string">
            <text:p>Adriano Rodrigues Moreira</text:p>
            <text:p>Test: Márcio José Graciano</text:p>
          </table:table-cell>
          <table:table-cell table:style-name="ce29" office:value-type="string" calcext:value-type="string">
            <text:p>Wester Pereira de Calda</text:p>
            <text:p>Adv: Flávio Luis dos Santos</text:p>
          </table:table-cell>
          <table:table-cell table:style-name="ce31" office:value-type="time" office:time-value="PT08H00M00S" calcext:value-type="time">
            <text:p>08:00:00</text:p>
          </table:table-cell>
          <table:table-cell table:style-name="ce32"/>
          <table:table-cell office:value-type="string" calcext:value-type="string">
            <text:p>ouvir só a testemunha</text:p>
          </table:table-cell>
          <table:table-cell table:number-columns-repeated="1018"/>
        </table:table-row>
        <table:table-row table:style-name="ro9">
          <table:table-cell table:style-name="ce27" office:value-type="string" calcext:value-type="string">
            <text:p><text:a xlink:href="http://projudi.tjro.jus.br/projudi/listagens/DadosProcesso?numeroProcesso=1000000000242944" xlink:type="simple">1000256-28.2014.8.22.0007</text:a></text:p>
          </table:table-cell>
          <table:table-cell table:style-name="ce29" office:value-type="string" calcext:value-type="string">
            <text:p>Louracir Vieira da Silva</text:p>
            <text:p>Test: Auvedyr Severino da Silva</text:p>
            <text:p>        Cloves Martins de Paula</text:p>
          </table:table-cell>
          <table:table-cell table:style-name="ce29" office:value-type="string" calcext:value-type="string">
            <text:p>Maria Gabrielly Borghi </text:p>
          </table:table-cell>
          <table:table-cell table:style-name="ce31" office:value-type="time" office:time-value="PT08H30M00S" calcext:value-type="time">
            <text:p>08:30:00</text:p>
          </table:table-cell>
          <table:table-cell table:number-columns-repeated="1020"/>
        </table:table-row>
        <table:table-row table:style-name="ro9">
          <table:table-cell table:style-name="ce27" office:value-type="string" calcext:value-type="string">
            <text:p><text:a xlink:href="http://projudi.tjro.jus.br/projudi/listagens/DadosProcesso?numeroProcesso=1000000000234612" xlink:type="simple">1002412-23.2013.8.22.0007</text:a></text:p>
          </table:table-cell>
          <table:table-cell table:style-name="ce29" office:value-type="string" calcext:value-type="string">
            <text:p>José Carlos Benigno Siqueira</text:p>
            <text:p>Test: João Batista Guedes</text:p>
            <text:p>         José Carlos – ñ </text:p>
          </table:table-cell>
          <table:table-cell table:style-name="ce29" office:value-type="string" calcext:value-type="string">
            <text:p>Valcar Auto Socorro</text:p>
          </table:table-cell>
          <table:table-cell table:style-name="ce3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Robson e Elias(o policial?) sem endereço!</text:p>
            <text:p>Tem pedido de redesignação da requerida.</text:p>
          </table:table-cell>
          <table:table-cell table:number-columns-repeated="1018"/>
        </table:table-row>
        <table:table-row table:style-name="ro9">
          <table:table-cell table:style-name="ce27" office:value-type="string" calcext:value-type="string">
            <text:p><text:a xlink:href="http://projudi.tjro.jus.br/projudi/listagens/DadosProcesso?numeroProcesso=1000000000246598" xlink:type="simple">1000466-79.2014.8.22.0007</text:a></text:p>
          </table:table-cell>
          <table:table-cell table:style-name="ce29" office:value-type="string" calcext:value-type="string">
            <text:p>Belmiro Raasch</text:p>
            <text:p>Test: Alguimar de Souza Ferreira</text:p>
          </table:table-cell>
          <table:table-cell table:style-name="ce29" office:value-type="string" calcext:value-type="string">
            <text:p>Maria Marquart Berger</text:p>
            <text:p>Test: Ivanete Marquart Bergr Dumer</text:p>
          </table:table-cell>
          <table:table-cell table:style-name="ce31" office:value-type="time" office:time-value="PT10H00M00S" calcext:value-type="time">
            <text:p>10:00:00</text:p>
          </table:table-cell>
          <table:table-cell table:number-columns-repeated="1020"/>
        </table:table-row>
        <table:table-row table:style-name="ro9">
          <table:table-cell table:style-name="ce27" office:value-type="string" calcext:value-type="string">
            <text:p><text:a xlink:href="http://projudi.tjro.jus.br/projudi/listagens/DadosProcesso?numeroProcesso=1000000000230283" xlink:type="simple">1002225-15.2013.8.22.0007</text:a></text:p>
          </table:table-cell>
          <table:table-cell table:style-name="ce29" office:value-type="string" calcext:value-type="string">
            <text:p>Laudeni Capichi Belo</text:p>
          </table:table-cell>
          <table:table-cell table:style-name="ce29" office:value-type="string" calcext:value-type="string">
            <text:p>Adilson Ferreira de Lima e outro.</text:p>
          </table:table-cell>
          <table:table-cell table:style-name="ce31" office:value-type="time" office:time-value="PT11H00M00S" calcext:value-type="time">
            <text:p>11:00:00</text:p>
          </table:table-cell>
          <table:table-cell/>
          <table:table-cell office:value-type="string" calcext:value-type="string">
            <text:p>não haverá</text:p>
            <text:p>Não intimados</text:p>
          </table:table-cell>
          <table:table-cell table:number-columns-repeated="1018"/>
        </table:table-row>
        <table:table-row table:style-name="ro10">
          <table:table-cell table:style-name="ce27" office:value-type="string" calcext:value-type="string">
            <text:p><text:a xlink:href="http://projudi.tjro.jus.br/projudi/listagens/DadosProcesso?numeroProcesso=1000000000253705" xlink:type="simple">1000844-35.2014.8.22.0007</text:a></text:p>
          </table:table-cell>
          <table:table-cell table:style-name="ce29" office:value-type="string" calcext:value-type="string">
            <text:p>Carmem Tetzlaff da Paixão</text:p>
            <text:p>Adv: Larissa Hellen da Silva</text:p>
          </table:table-cell>
          <table:table-cell table:style-name="ce29" office:value-type="string" calcext:value-type="string">
            <text:p>A.A.D DE CARVALHO BOUTIQUES ME (CARMEN STEFFENS)</text:p>
            <text:p>Adv: Marcos Rodrigues Cassetari Junior</text:p>
            <text:p>Test: Lívia Daniele Silva Souza</text:p>
            <text:p>         Marcio Pereira da Silva</text:p>
          </table:table-cell>
          <table:table-cell table:style-name="ce31" office:value-type="time" office:time-value="PT11H30M00S" calcext:value-type="time">
            <text:p>11:30:00</text:p>
          </table:table-cell>
          <table:table-cell table:number-columns-repeated="1020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a" table:style-name="ta1"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7" table:number-columns-repeated="1012" table:default-cell-style-name="ce33"/>
        <table:table-row table:style-name="ro1">
          <table:table-cell office:value-type="string" calcext:value-type="string">
            <text:p>1001938-1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aulo Duarte Camargo</text:p>
          </table:table-cell>
          <table:table-cell office:value-type="string" calcext:value-type="string">
            <text:p>08: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234-4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Grezielly Moreschi da Silva e outro.</text:p>
          </table:table-cell>
          <table:table-cell office:value-type="string" calcext:value-type="string">
            <text:p>08: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162-5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na Aparecida Folgado Francisco</text:p>
          </table:table-cell>
          <table:table-cell office:value-type="string" calcext:value-type="string">
            <text:p>08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940-85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cas Henrique de Almeida</text:p>
          </table:table-cell>
          <table:table-cell office:value-type="string" calcext:value-type="string">
            <text:p>08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619-84.2013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simar Persch e outro.</text:p>
          </table:table-cell>
          <table:table-cell office:value-type="string" calcext:value-type="string">
            <text:p>08: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366-9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Varlena Alves Capuchinho</text:p>
          </table:table-cell>
          <table:table-cell office:value-type="string" calcext:value-type="string">
            <text:p>09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007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lexandre Moreira de Miranda</text:p>
          </table:table-cell>
          <table:table-cell office:value-type="string" calcext:value-type="string">
            <text:p>09: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255-1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Nataly Camargos Botelho</text:p>
          </table:table-cell>
          <table:table-cell office:value-type="string" calcext:value-type="string">
            <text:p>09: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0649-5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divaldo Cardoso Goltara</text:p>
          </table:table-cell>
          <table:table-cell office:value-type="string" calcext:value-type="string">
            <text:p>09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370-3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iego Figueiredo Maia</text:p>
          </table:table-cell>
          <table:table-cell office:value-type="string" calcext:value-type="string">
            <text:p>09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929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esley Galino Paniago</text:p>
          </table:table-cell>
          <table:table-cell office:value-type="string" calcext:value-type="string">
            <text:p>09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256-98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EMILCEMIR MENDES CARDOSO</text:p>
          </table:table-cell>
          <table:table-cell office:value-type="string" calcext:value-type="string">
            <text:p>09: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966-8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HONATA DE FREITAS SOUSA</text:p>
          </table:table-cell>
          <table:table-cell office:value-type="string" calcext:value-type="string">
            <text:p>1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275-07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João Rodrigues de Lima Filho e outro.</text:p>
          </table:table-cell>
          <table:table-cell office:value-type="string" calcext:value-type="string">
            <text:p>10: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999-73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DEJAIR ALVES DOS SANTOS</text:p>
          </table:table-cell>
          <table:table-cell office:value-type="string" calcext:value-type="string">
            <text:p>10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2300-20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Adriano Cerino de Vasconcelos</text:p>
          </table:table-cell>
          <table:table-cell office:value-type="string" calcext:value-type="string">
            <text:p>10: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558-92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Sirleia Matil da Silva Cabral</text:p>
          </table:table-cell>
          <table:table-cell office:value-type="string" calcext:value-type="string">
            <text:p>11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541-56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Walter José Custódio da Silva</text:p>
          </table:table-cell>
          <table:table-cell office:value-type="string" calcext:value-type="string">
            <text:p>11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1565-84.2014.8.22.0007</text:p>
          </table:table-cell>
          <table:table-cell office:value-type="string" calcext:value-type="string">
            <text:p>Ministério Público de Rondônia</text:p>
          </table:table-cell>
          <table:table-cell office:value-type="string" calcext:value-type="string">
            <text:p>Lucimar Ramos Batista</text:p>
          </table:table-cell>
          <table:table-cell office:value-type="string" calcext:value-type="string">
            <text:p>12:00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QL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Data da Audiência</text:p>
          </table:table-cell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21/11/2014</text:p>
          </table:table-cell>
          <table:table-cell/>
          <table:table-cell table:style-name="ce39" office:value-type="string" calcext:value-type="string" table:number-columns-spanned="2" table:number-rows-spanned="1">
            <text:p>Ministério Público do Estado de Rondônia</text:p>
          </table:table-cell>
          <table:covered-table-cell table:style-name="ce3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office:value-type="string" calcext:value-type="string">
            <text:p>1001541-56.2014.8.22.0007</text:p>
          </table:table-cell>
          <table:table-cell table:style-name="ce34" office:value-type="string" calcext:value-type="string">
            <text:p>Ministério Público de Rondônia</text:p>
          </table:table-cell>
          <table:table-cell table:style-name="ce34" office:value-type="string" calcext:value-type="string">
            <text:p>Walter José Custódio da Silva</text:p>
          </table:table-cell>
          <table:table-cell table:style-name="ce40" office:value-type="string" calcext:value-type="string">
            <text:p>11:30</text:p>
          </table:table-cell>
          <table:table-cell/>
          <table:table-cell table:formula="of:=&quot;INSERT INTO 'main'.'pessoas' ('nome','nacional','advogado') VALUES ('&quot;&amp;[.E6]&amp;&quot;','brasileira',0);&quot;" office:value-type="string" office:string-value="INSERT INTO 'main'.'pessoas' ('nome','nacional','advogado') VALUES ('Walter José Custódio da Silva','brasileira',0);" calcext:value-type="string">
            <text:p>INSERT INTO 'main'.'pessoas' ('nome','nacional','advogado') VALUES ('Walter José Custódio da Silva','brasileira',0);</text:p>
          </table:table-cell>
          <table:table-cell table:formula="of:=&quot;INSERT INTO 'main'.'pessoas' ('nome','nacional','advogado') VALUES ('&quot;&amp;[.D6]&amp;&quot;','brasileira',0);&quot;" office:value-type="string" office:string-value="INSERT INTO 'main'.'pessoas' ('nome','nacional','advogado') VALUES ('Ministério Público de Rondônia','brasileira',0);" calcext:value-type="string">
            <text:p>INSERT INTO 'main'.'pessoas' ('nome','nacional','advogado') VALUES ('Ministério Público de Rondônia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office:value-type="string" calcext:value-type="string">
            <text:p>1001565-84.2014.8.22.0007</text:p>
          </table:table-cell>
          <table:table-cell table:style-name="ce34" office:value-type="string" calcext:value-type="string">
            <text:p>Ministério Público de Rondônia</text:p>
          </table:table-cell>
          <table:table-cell table:style-name="ce34" office:value-type="string" calcext:value-type="string">
            <text:p>Lucimar Ramos Batista</text:p>
          </table:table-cell>
          <table:table-cell table:style-name="ce40" office:value-type="string" calcext:value-type="string">
            <text:p>12:00</text:p>
          </table:table-cell>
          <table:table-cell/>
          <table:table-cell table:formula="of:=&quot;INSERT INTO 'main'.'pessoas' ('nome','nacional','advogado') VALUES ('&quot;&amp;[.E7]&amp;&quot;','brasileira',0);&quot;" office:value-type="string" office:string-value="INSERT INTO 'main'.'pessoas' ('nome','nacional','advogado') VALUES ('Lucimar Ramos Batista','brasileira',0);" calcext:value-type="string">
            <text:p>INSERT INTO 'main'.'pessoas' ('nome','nacional','advogado') VALUES ('Lucimar Ramos Batista','brasileira',0);</text:p>
          </table:table-cell>
          <table:table-cell table:formula="of:=&quot;INSERT INTO 'main'.'pessoas' ('nome','nacional','advogado') VALUES ('&quot;&amp;[.D7]&amp;&quot;','brasileira',0);&quot;" office:value-type="string" office:string-value="INSERT INTO 'main'.'pessoas' ('nome','nacional','advogado') VALUES ('Ministério Público de Rondônia','brasileira',0);" calcext:value-type="string">
            <text:p>INSERT INTO 'main'.'pessoas' ('nome','nacional','advogado') VALUES ('Ministério Público de Rondônia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8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8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9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9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0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0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1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1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2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2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3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3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4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4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5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5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6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6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7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7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8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8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19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19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20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20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21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21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Termo Circunstanciado (Juizado Criminal)</text:p>
          </table:table-cell>
          <table:table-cell table:style-name="ce34" table:number-columns-repeated="3"/>
          <table:table-cell table:style-name="ce40"/>
          <table:table-cell/>
          <table:table-cell table:formula="of:=&quot;INSERT INTO 'main'.'pessoas' ('nome','nacional','advogado') VALUES ('&quot;&amp;[.E22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table:formula="of:=&quot;INSERT INTO 'main'.'pessoas' ('nome','nacional','advogado') VALUES ('&quot;&amp;[.D22]&amp;&quot;','brasileira',0);&quot;" office:value-type="string" office:string-value="INSERT INTO 'main'.'pessoas' ('nome','nacional','advogado') VALUES ('','brasileira',0);" calcext:value-type="string">
            <text:p>INSERT INTO 'main'.'pessoas' ('nome','nacional','advogado') VALUES ('','brasileira'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33"/>
          <table:table-cell/>
          <table:table-cell table:formula="of:=&quot;INSERT INTO 'main'.'processos' ('num_proc','classe','vara') VALUES ('&quot;&amp;[.C6]&amp;&quot;','&quot;&amp;[.B6]&amp;&quot;',1);&quot;" office:value-type="string" office:string-value="INSERT INTO 'main'.'processos' ('num_proc','classe','vara') VALUES ('1001541-56.2014.8.22.0007','Termo Circunstanciado (Juizado Criminal)',1);" calcext:value-type="string">
            <text:p>INSERT INTO 'main'.'processos' ('num_proc','classe','vara') VALUES ('1001541-56.2014.8.22.0007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33"/>
          <table:table-cell/>
          <table:table-cell table:formula="of:=&quot;INSERT INTO 'main'.'processos' ('num_proc','classe','vara') VALUES ('&quot;&amp;[.C7]&amp;&quot;','&quot;&amp;[.B7]&amp;&quot;',1);&quot;" office:value-type="string" office:string-value="INSERT INTO 'main'.'processos' ('num_proc','classe','vara') VALUES ('1001565-84.2014.8.22.0007','Termo Circunstanciado (Juizado Criminal)',1);" calcext:value-type="string">
            <text:p>INSERT INTO 'main'.'processos' ('num_proc','classe','vara') VALUES ('1001565-84.2014.8.22.0007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33"/>
          <table:table-cell/>
          <table:table-cell table:formula="of:=&quot;INSERT INTO 'main'.'processos' ('num_proc','classe','vara') VALUES ('&quot;&amp;[.C8]&amp;&quot;','&quot;&amp;[.B8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33"/>
          <table:table-cell/>
          <table:table-cell table:formula="of:=&quot;INSERT INTO 'main'.'processos' ('num_proc','classe','vara') VALUES ('&quot;&amp;[.C9]&amp;&quot;','&quot;&amp;[.B9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33"/>
          <table:table-cell/>
          <table:table-cell table:formula="of:=&quot;INSERT INTO 'main'.'processos' ('num_proc','classe','vara') VALUES ('&quot;&amp;[.C10]&amp;&quot;','&quot;&amp;[.B10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7"/>
          <table:table-cell table:formula="of:=&quot;INSERT INTO 'main'.'processos' ('num_proc','classe','vara') VALUES ('&quot;&amp;[.C11]&amp;&quot;','&quot;&amp;[.B11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7"/>
          <table:table-cell table:formula="of:=&quot;INSERT INTO 'main'.'processos' ('num_proc','classe','vara') VALUES ('&quot;&amp;[.C12]&amp;&quot;','&quot;&amp;[.B12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Com MP (Criminal)</text:p>
          </table:table-cell>
          <table:table-cell table:style-name="ce37" office:value-type="string" calcext:value-type="string">
            <text:p>Sem MP (civel)</text:p>
          </table:table-cell>
          <table:table-cell table:number-columns-repeated="4"/>
          <table:table-cell table:formula="of:=&quot;INSERT INTO 'main'.'processos' ('num_proc','classe','vara') VALUES ('&quot;&amp;[.C13]&amp;&quot;','&quot;&amp;[.B13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6]=&quot;&quot;;&quot; &quot;; [.H6] &amp; [.H23] &amp; [.H40] &amp; [.H57] &amp; [.H74])" office:value-type="string" office:string-value="INSERT INTO 'main'.'pessoas' ('nome','nacional','advogado') VALUES ('Walter José Custódio da Silva','brasileira',0);INSERT INTO 'main'.'processos' ('num_proc','classe','vara') VALUES ('1001541-56.2014.8.22.0007','Termo Circunstanciado (Juizado Criminal)',1);INSERT INTO 'main'.'audiencia' ('hora_audi','id_proc','data_audi','tipo_audi') VALUES ('11:30',(select id from processos where num_proc='1001541-56.2014.8.22.0007'),'21/11/2014',1);INSERT INTO 'main'.'relation' ('id_proc','id_pessoa','tipo_parte','status') VALUES ((select id from processos where num_proc='1001541-56.2014.8.22.0007'),(select id from pessoas where nome='Walter José Custódio da Silva'),147,0);INSERT INTO 'main'.'relation' ('id_proc','id_pessoa','tipo_parte','status') VALUES ((select id from processos where num_proc='1001541-56.2014.8.22.0007'),(select id from pessoas where nome='Ministério Público de Rondônia'),11,0);" calcext:value-type="string">
            <text:p>INSERT INTO 'main'.'pessoas' ('nome','nacional','advogado') VALUES ('Walter José Custódio da Silva','brasileira',0);INSERT INTO 'main'.'processos' ('num_proc','classe','vara') VALUES ('1001541-56.2014.8.22.0007','Termo Circunstanciado (Juizado Criminal)',1);INSERT INTO 'main'.'audiencia' ('hora_audi','id_proc','data_audi','tipo_audi') VALUES ('11:30',(select id from processos where num_proc='1001541-56.2014.8.22.0007'),'21/11/2014',1);INSERT INTO 'main'.'relation' ('id_proc','id_pessoa','tipo_parte','status') VALUES ((select id from processos where num_proc='1001541-56.2014.8.22.0007'),(select id from pessoas where nome='Walter José Custódio da Silva'),147,0);INSERT INTO 'main'.'relation' ('id_proc','id_pessoa','tipo_parte','status') VALUES ((select id from processos where num_proc='1001541-56.2014.8.22.0007'),(select id from pessoas where nome='Ministério Público de Rondônia'),11,0);</text:p>
          </table:table-cell>
          <table:table-cell table:formula="of:=IF([.C6]=&quot;&quot;;&quot; &quot;; [.H6] &amp; [.I6] &amp; [.H23] &amp; [.H40] &amp; [.I57] &amp; [.I74])" office:value-type="string" office:string-value="INSERT INTO 'main'.'pessoas' ('nome','nacional','advogado') VALUES ('Walter José Custódio da Silva','brasileira',0);INSERT INTO 'main'.'pessoas' ('nome','nacional','advogado') VALUES ('Ministério Público de Rondônia','brasileira',0);INSERT INTO 'main'.'processos' ('num_proc','classe','vara') VALUES ('1001541-56.2014.8.22.0007','Termo Circunstanciado (Juizado Criminal)',1);INSERT INTO 'main'.'audiencia' ('hora_audi','id_proc','data_audi','tipo_audi') VALUES ('11:30',(select id from processos where num_proc='1001541-56.2014.8.22.0007'),'21/11/2014',1);INSERT INTO 'main'.'relation' ('id_proc','id_pessoa','tipo_parte','status') VALUES ((select id from processos where num_proc='1001541-56.2014.8.22.0007'),(select id from pessoas where nome='Walter José Custódio da Silva'),146,0);INSERT INTO 'main'.'relation' ('id_proc','id_pessoa','tipo_parte','status') VALUES ((select id from processos where num_proc='1001541-56.2014.8.22.0007'),(select id from pessoas where nome='Ministério Público de Rondônia'),36,0);" calcext:value-type="string">
            <text:p>INSERT INTO 'main'.'pessoas' ('nome','nacional','advogado') VALUES ('Walter José Custódio da Silva','brasileira',0);INSERT INTO 'main'.'pessoas' ('nome','nacional','advogado') VALUES ('Ministério Público de Rondônia','brasileira',0);INSERT INTO 'main'.'processos' ('num_proc','classe','vara') VALUES ('1001541-56.2014.8.22.0007','Termo Circunstanciado (Juizado Criminal)',1);INSERT INTO 'main'.'audiencia' ('hora_audi','id_proc','data_audi','tipo_audi') VALUES ('11:30',(select id from processos where num_proc='1001541-56.2014.8.22.0007'),'21/11/2014',1);INSERT INTO 'main'.'relation' ('id_proc','id_pessoa','tipo_parte','status') VALUES ((select id from processos where num_proc='1001541-56.2014.8.22.0007'),(select id from pessoas where nome='Walter José Custódio da Silva'),146,0);INSERT INTO 'main'.'relation' ('id_proc','id_pessoa','tipo_parte','status') VALUES ((select id from processos where num_proc='1001541-56.2014.8.22.0007'),(select id from pessoas where nome='Ministério Público de Rondônia'),36,0);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4]&amp;&quot;','&quot;&amp;[.B14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7]=&quot;&quot;;&quot; &quot;; [.H7] &amp; [.H24] &amp; [.H41] &amp; [.H58] &amp; [.H75])" office:value-type="string" office:string-value="INSERT INTO 'main'.'pessoas' ('nome','nacional','advogado') VALUES ('Lucimar Ramos Batista','brasileira',0);INSERT INTO 'main'.'processos' ('num_proc','classe','vara') VALUES ('1001565-84.2014.8.22.0007','Termo Circunstanciado (Juizado Criminal)',1);INSERT INTO 'main'.'audiencia' ('hora_audi','id_proc','data_audi','tipo_audi') VALUES ('12:00',(select id from processos where num_proc='1001565-84.2014.8.22.0007'),'21/11/2014',1);INSERT INTO 'main'.'relation' ('id_proc','id_pessoa','tipo_parte','status') VALUES ((select id from processos where num_proc='1001565-84.2014.8.22.0007'),(select id from pessoas where nome='Lucimar Ramos Batista'),147,0);INSERT INTO 'main'.'relation' ('id_proc','id_pessoa','tipo_parte','status') VALUES ((select id from processos where num_proc='1001565-84.2014.8.22.0007'),(select id from pessoas where nome='Ministério Público de Rondônia'),11,0);" calcext:value-type="string">
            <text:p>INSERT INTO 'main'.'pessoas' ('nome','nacional','advogado') VALUES ('Lucimar Ramos Batista','brasileira',0);INSERT INTO 'main'.'processos' ('num_proc','classe','vara') VALUES ('1001565-84.2014.8.22.0007','Termo Circunstanciado (Juizado Criminal)',1);INSERT INTO 'main'.'audiencia' ('hora_audi','id_proc','data_audi','tipo_audi') VALUES ('12:00',(select id from processos where num_proc='1001565-84.2014.8.22.0007'),'21/11/2014',1);INSERT INTO 'main'.'relation' ('id_proc','id_pessoa','tipo_parte','status') VALUES ((select id from processos where num_proc='1001565-84.2014.8.22.0007'),(select id from pessoas where nome='Lucimar Ramos Batista'),147,0);INSERT INTO 'main'.'relation' ('id_proc','id_pessoa','tipo_parte','status') VALUES ((select id from processos where num_proc='1001565-84.2014.8.22.0007'),(select id from pessoas where nome='Ministério Público de Rondônia'),11,0);</text:p>
          </table:table-cell>
          <table:table-cell table:formula="of:=IF([.C7]=&quot;&quot;;&quot; &quot;; [.H7] &amp; [.I7] &amp; [.H24] &amp; [.H41] &amp; [.I58] &amp; [.I75])" office:value-type="string" office:string-value="INSERT INTO 'main'.'pessoas' ('nome','nacional','advogado') VALUES ('Lucimar Ramos Batista','brasileira',0);INSERT INTO 'main'.'pessoas' ('nome','nacional','advogado') VALUES ('Ministério Público de Rondônia','brasileira',0);INSERT INTO 'main'.'processos' ('num_proc','classe','vara') VALUES ('1001565-84.2014.8.22.0007','Termo Circunstanciado (Juizado Criminal)',1);INSERT INTO 'main'.'audiencia' ('hora_audi','id_proc','data_audi','tipo_audi') VALUES ('12:00',(select id from processos where num_proc='1001565-84.2014.8.22.0007'),'21/11/2014',1);INSERT INTO 'main'.'relation' ('id_proc','id_pessoa','tipo_parte','status') VALUES ((select id from processos where num_proc='1001565-84.2014.8.22.0007'),(select id from pessoas where nome='Lucimar Ramos Batista'),146,0);INSERT INTO 'main'.'relation' ('id_proc','id_pessoa','tipo_parte','status') VALUES ((select id from processos where num_proc='1001565-84.2014.8.22.0007'),(select id from pessoas where nome='Ministério Público de Rondônia'),36,0);" calcext:value-type="string">
            <text:p>INSERT INTO 'main'.'pessoas' ('nome','nacional','advogado') VALUES ('Lucimar Ramos Batista','brasileira',0);INSERT INTO 'main'.'pessoas' ('nome','nacional','advogado') VALUES ('Ministério Público de Rondônia','brasileira',0);INSERT INTO 'main'.'processos' ('num_proc','classe','vara') VALUES ('1001565-84.2014.8.22.0007','Termo Circunstanciado (Juizado Criminal)',1);INSERT INTO 'main'.'audiencia' ('hora_audi','id_proc','data_audi','tipo_audi') VALUES ('12:00',(select id from processos where num_proc='1001565-84.2014.8.22.0007'),'21/11/2014',1);INSERT INTO 'main'.'relation' ('id_proc','id_pessoa','tipo_parte','status') VALUES ((select id from processos where num_proc='1001565-84.2014.8.22.0007'),(select id from pessoas where nome='Lucimar Ramos Batista'),146,0);INSERT INTO 'main'.'relation' ('id_proc','id_pessoa','tipo_parte','status') VALUES ((select id from processos where num_proc='1001565-84.2014.8.22.0007'),(select id from pessoas where nome='Ministério Público de Rondônia'),36,0);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5]&amp;&quot;','&quot;&amp;[.B15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8]=&quot;&quot;;&quot; &quot;; [.H8] &amp; [.H25] &amp; [.H42] &amp; [.H59] &amp; [.H76])" office:value-type="string" office:string-value=" " calcext:value-type="string">
            <text:p><text:s/></text:p>
          </table:table-cell>
          <table:table-cell table:formula="of:=IF([.C8]=&quot;&quot;;&quot; &quot;; [.H8] &amp; [.I8] &amp; [.H25] &amp; [.H42] &amp; [.I59] &amp; [.I76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6]&amp;&quot;','&quot;&amp;[.B16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9]=&quot;&quot;;&quot; &quot;; [.H9] &amp; [.H26] &amp; [.H43] &amp; [.H60] &amp; [.H77])" office:value-type="string" office:string-value=" " calcext:value-type="string">
            <text:p><text:s/></text:p>
          </table:table-cell>
          <table:table-cell table:formula="of:=IF([.C9]=&quot;&quot;;&quot; &quot;; [.H9] &amp; [.I9] &amp; [.H26] &amp; [.H43] &amp; [.I60] &amp; [.I77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7]&amp;&quot;','&quot;&amp;[.B17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0]=&quot;&quot;;&quot; &quot;; [.H10] &amp; [.H27] &amp; [.H44] &amp; [.H61] &amp; [.H78])" office:value-type="string" office:string-value=" " calcext:value-type="string">
            <text:p><text:s/></text:p>
          </table:table-cell>
          <table:table-cell table:formula="of:=IF([.C10]=&quot;&quot;;&quot; &quot;; [.H10] &amp; [.I10] &amp; [.H27] &amp; [.H44] &amp; [.I61] &amp; [.I78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8]&amp;&quot;','&quot;&amp;[.B18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1]=&quot;&quot;;&quot; &quot;; [.H11] &amp; [.H28] &amp; [.H45] &amp; [.H62] &amp; [.H79])" office:value-type="string" office:string-value=" " calcext:value-type="string">
            <text:p><text:s/></text:p>
          </table:table-cell>
          <table:table-cell table:formula="of:=IF([.C11]=&quot;&quot;;&quot; &quot;; [.H11] &amp; [.I11] &amp; [.H28] &amp; [.H45] &amp; [.I62] &amp; [.I79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19]&amp;&quot;','&quot;&amp;[.B19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2]=&quot;&quot;;&quot; &quot;; [.H12] &amp; [.H29] &amp; [.H46] &amp; [.H63] &amp; [.H80])" office:value-type="string" office:string-value=" " calcext:value-type="string">
            <text:p><text:s/></text:p>
          </table:table-cell>
          <table:table-cell table:formula="of:=IF([.C12]=&quot;&quot;;&quot; &quot;; [.H12] &amp; [.I12] &amp; [.H29] &amp; [.H46] &amp; [.I63] &amp; [.I80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20]&amp;&quot;','&quot;&amp;[.B20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3]=&quot;&quot;;&quot; &quot;; [.H13] &amp; [.H30] &amp; [.H47] &amp; [.H64] &amp; [.H81])" office:value-type="string" office:string-value=" " calcext:value-type="string">
            <text:p><text:s/></text:p>
          </table:table-cell>
          <table:table-cell table:formula="of:=IF([.C13]=&quot;&quot;;&quot; &quot;; [.H13] &amp; [.I13] &amp; [.H30] &amp; [.H47] &amp; [.I64] &amp; [.I81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21]&amp;&quot;','&quot;&amp;[.B21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4]=&quot;&quot;;&quot; &quot;; [.H14] &amp; [.H31] &amp; [.H48] &amp; [.H65] &amp; [.H82])" office:value-type="string" office:string-value=" " calcext:value-type="string">
            <text:p><text:s/></text:p>
          </table:table-cell>
          <table:table-cell table:formula="of:=IF([.C14]=&quot;&quot;;&quot; &quot;; [.H14] &amp; [.I14] &amp; [.H31] &amp; [.H48] &amp; [.I65] &amp; [.I82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processos' ('num_proc','classe','vara') VALUES ('&quot;&amp;[.C22]&amp;&quot;','&quot;&amp;[.B22]&amp;&quot;',1);&quot;" office:value-type="string" office:string-value="INSERT INTO 'main'.'processos' ('num_proc','classe','vara') VALUES ('','Termo Circunstanciado (Juizado Criminal)',1);" calcext:value-type="string">
            <text:p>INSERT INTO 'main'.'processos' ('num_proc','classe','vara') VALUES ('','Termo Circunstanciado (Juizado Criminal)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5]=&quot;&quot;;&quot; &quot;; [.H15] &amp; [.H32] &amp; [.H49] &amp; [.H66] &amp; [.H83])" office:value-type="string" office:string-value=" " calcext:value-type="string">
            <text:p><text:s/></text:p>
          </table:table-cell>
          <table:table-cell table:formula="of:=IF([.C15]=&quot;&quot;;&quot; &quot;; [.H15] &amp; [.I15] &amp; [.H32] &amp; [.H49] &amp; [.I66] &amp; [.I83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6]&amp;&quot;',(select id from processos where num_proc='&quot;&amp;[.C6]&amp;&quot;'),'&quot;&amp;[.B$4]&amp;&quot;',1);&quot;" office:value-type="string" office:string-value="INSERT INTO 'main'.'audiencia' ('hora_audi','id_proc','data_audi','tipo_audi') VALUES ('11:30',(select id from processos where num_proc='1001541-56.2014.8.22.0007'),'21/11/2014',1);" calcext:value-type="string">
            <text:p>INSERT INTO 'main'.'audiencia' ('hora_audi','id_proc','data_audi','tipo_audi') VALUES ('11:30',(select id from processos where num_proc='1001541-56.2014.8.22.0007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6]=&quot;&quot;;&quot; &quot;; [.H16] &amp; [.H33] &amp; [.H50] &amp; [.H67] &amp; [.H84])" office:value-type="string" office:string-value=" " calcext:value-type="string">
            <text:p><text:s/></text:p>
          </table:table-cell>
          <table:table-cell table:formula="of:=IF([.C16]=&quot;&quot;;&quot; &quot;; [.H16] &amp; [.I16] &amp; [.H33] &amp; [.H50] &amp; [.I67] &amp; [.I84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7]&amp;&quot;',(select id from processos where num_proc='&quot;&amp;[.C7]&amp;&quot;'),'&quot;&amp;[.B$4]&amp;&quot;',1);&quot;" office:value-type="string" office:string-value="INSERT INTO 'main'.'audiencia' ('hora_audi','id_proc','data_audi','tipo_audi') VALUES ('12:00',(select id from processos where num_proc='1001565-84.2014.8.22.0007'),'21/11/2014',1);" calcext:value-type="string">
            <text:p>INSERT INTO 'main'.'audiencia' ('hora_audi','id_proc','data_audi','tipo_audi') VALUES ('12:00',(select id from processos where num_proc='1001565-84.2014.8.22.0007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7]=&quot;&quot;;&quot; &quot;; [.H17] &amp; [.H34] &amp; [.H51] &amp; [.H68] &amp; [.H85])" office:value-type="string" office:string-value=" " calcext:value-type="string">
            <text:p><text:s/></text:p>
          </table:table-cell>
          <table:table-cell table:formula="of:=IF([.C17]=&quot;&quot;;&quot; &quot;; [.H17] &amp; [.I17] &amp; [.H34] &amp; [.H51] &amp; [.I68] &amp; [.I85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8]&amp;&quot;',(select id from processos where num_proc='&quot;&amp;[.C8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8]=&quot;&quot;;&quot; &quot;; [.H18] &amp; [.H35] &amp; [.H52] &amp; [.H69] &amp; [.H86])" office:value-type="string" office:string-value=" " calcext:value-type="string">
            <text:p><text:s/></text:p>
          </table:table-cell>
          <table:table-cell table:formula="of:=IF([.C18]=&quot;&quot;;&quot; &quot;; [.H18] &amp; [.I18] &amp; [.H35] &amp; [.H52] &amp; [.I69] &amp; [.I86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9]&amp;&quot;',(select id from processos where num_proc='&quot;&amp;[.C9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19]=&quot;&quot;;&quot; &quot;; [.H19] &amp; [.H36] &amp; [.H53] &amp; [.H70] &amp; [.H87])" office:value-type="string" office:string-value=" " calcext:value-type="string">
            <text:p><text:s/></text:p>
          </table:table-cell>
          <table:table-cell table:formula="of:=IF([.C19]=&quot;&quot;;&quot; &quot;; [.H19] &amp; [.I19] &amp; [.H36] &amp; [.H53] &amp; [.I70] &amp; [.I87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10]&amp;&quot;',(select id from processos where num_proc='&quot;&amp;[.C10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20]=&quot;&quot;;&quot; &quot;; [.H20] &amp; [.H37] &amp; [.H54] &amp; [.H71] &amp; [.H88])" office:value-type="string" office:string-value=" " calcext:value-type="string">
            <text:p><text:s/></text:p>
          </table:table-cell>
          <table:table-cell table:formula="of:=IF([.C20]=&quot;&quot;;&quot; &quot;; [.H20] &amp; [.I20] &amp; [.H37] &amp; [.H54] &amp; [.I71] &amp; [.I88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11]&amp;&quot;',(select id from processos where num_proc='&quot;&amp;[.C11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21]=&quot;&quot;;&quot; &quot;; [.H21] &amp; [.H38] &amp; [.H55] &amp; [.H72] &amp; [.H89])" office:value-type="string" office:string-value=" " calcext:value-type="string">
            <text:p><text:s/></text:p>
          </table:table-cell>
          <table:table-cell table:formula="of:=IF([.C21]=&quot;&quot;;&quot; &quot;; [.H21] &amp; [.I21] &amp; [.H38] &amp; [.H55] &amp; [.I72] &amp; [.I89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12]&amp;&quot;',(select id from processos where num_proc='&quot;&amp;[.C12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formula="of:=IF([.C22]=&quot;&quot;;&quot; &quot;; [.H22] &amp; [.H39] &amp; [.H56] &amp; [.H73] &amp; [.H90])" office:value-type="string" office:string-value=" " calcext:value-type="string">
            <text:p><text:s/></text:p>
          </table:table-cell>
          <table:table-cell table:formula="of:=IF([.C22]=&quot;&quot;;&quot; &quot;; [.H22] &amp; [.I22] &amp; [.H39] &amp; [.H56] &amp; [.I73] &amp; [.I90])" office:value-type="string" office:string-value=" " calcext:value-type="string">
            <text:p><text:s/>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formula="of:=&quot;INSERT INTO 'main'.'audiencia' ('hora_audi','id_proc','data_audi','tipo_audi') VALUES ('&quot;&amp;[.F13]&amp;&quot;',(select id from processos where num_proc='&quot;&amp;[.C13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7"/>
          <table:table-cell table:formula="of:=&quot;INSERT INTO 'main'.'audiencia' ('hora_audi','id_proc','data_audi','tipo_audi') VALUES ('&quot;&amp;[.F14]&amp;&quot;',(select id from processos where num_proc='&quot;&amp;[.C14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7"/>
          <table:table-cell table:formula="of:=&quot;INSERT INTO 'main'.'audiencia' ('hora_audi','id_proc','data_audi','tipo_audi') VALUES ('&quot;&amp;[.F15]&amp;&quot;',(select id from processos where num_proc='&quot;&amp;[.C15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16]&amp;&quot;',(select id from processos where num_proc='&quot;&amp;[.C16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17]&amp;&quot;',(select id from processos where num_proc='&quot;&amp;[.C17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18]&amp;&quot;',(select id from processos where num_proc='&quot;&amp;[.C18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19]&amp;&quot;',(select id from processos where num_proc='&quot;&amp;[.C19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20]&amp;&quot;',(select id from processos where num_proc='&quot;&amp;[.C20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21]&amp;&quot;',(select id from processos where num_proc='&quot;&amp;[.C21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audiencia' ('hora_audi','id_proc','data_audi','tipo_audi') VALUES ('&quot;&amp;[.F22]&amp;&quot;',(select id from processos where num_proc='&quot;&amp;[.C22]&amp;&quot;'),'&quot;&amp;[.B$4]&amp;&quot;',1);&quot;" office:value-type="string" office:string-value="INSERT INTO 'main'.'audiencia' ('hora_audi','id_proc','data_audi','tipo_audi') VALUES ('',(select id from processos where num_proc=''),'21/11/2014',1);" calcext:value-type="string">
            <text:p>INSERT INTO 'main'.'audiencia' ('hora_audi','id_proc','data_audi','tipo_audi') VALUES ('',(select id from processos where num_proc=''),'21/11/2014',1);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6]&amp;&quot;'),(select id from pessoas where nome='&quot;&amp;[.E6]&amp;&quot;'),147,0);&quot;" office:value-type="string" office:string-value="INSERT INTO 'main'.'relation' ('id_proc','id_pessoa','tipo_parte','status') VALUES ((select id from processos where num_proc='1001541-56.2014.8.22.0007'),(select id from pessoas where nome='Walter José Custódio da Silva'),147,0);" calcext:value-type="string">
            <text:p>INSERT INTO 'main'.'relation' ('id_proc','id_pessoa','tipo_parte','status') VALUES ((select id from processos where num_proc='1001541-56.2014.8.22.0007'),(select id from pessoas where nome='Walter José Custódio da Silva'),147,0);</text:p>
          </table:table-cell>
          <table:table-cell table:formula="of:=&quot;INSERT INTO 'main'.'relation' ('id_proc','id_pessoa','tipo_parte','status') VALUES ((select id from processos where num_proc='&quot;&amp;[.C6]&amp;&quot;'),(select id from pessoas where nome='&quot;&amp;[.E6]&amp;&quot;'),146,0);&quot;" office:value-type="string" office:string-value="INSERT INTO 'main'.'relation' ('id_proc','id_pessoa','tipo_parte','status') VALUES ((select id from processos where num_proc='1001541-56.2014.8.22.0007'),(select id from pessoas where nome='Walter José Custódio da Silva'),146,0);" calcext:value-type="string">
            <text:p>INSERT INTO 'main'.'relation' ('id_proc','id_pessoa','tipo_parte','status') VALUES ((select id from processos where num_proc='1001541-56.2014.8.22.0007'),(select id from pessoas where nome='Walter José Custódio da Silva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7]&amp;&quot;'),(select id from pessoas where nome='&quot;&amp;[.E7]&amp;&quot;'),147,0);&quot;" office:value-type="string" office:string-value="INSERT INTO 'main'.'relation' ('id_proc','id_pessoa','tipo_parte','status') VALUES ((select id from processos where num_proc='1001565-84.2014.8.22.0007'),(select id from pessoas where nome='Lucimar Ramos Batista'),147,0);" calcext:value-type="string">
            <text:p>INSERT INTO 'main'.'relation' ('id_proc','id_pessoa','tipo_parte','status') VALUES ((select id from processos where num_proc='1001565-84.2014.8.22.0007'),(select id from pessoas where nome='Lucimar Ramos Batista'),147,0);</text:p>
          </table:table-cell>
          <table:table-cell table:formula="of:=&quot;INSERT INTO 'main'.'relation' ('id_proc','id_pessoa','tipo_parte','status') VALUES ((select id from processos where num_proc='&quot;&amp;[.C7]&amp;&quot;'),(select id from pessoas where nome='&quot;&amp;[.E7]&amp;&quot;'),146,0);&quot;" office:value-type="string" office:string-value="INSERT INTO 'main'.'relation' ('id_proc','id_pessoa','tipo_parte','status') VALUES ((select id from processos where num_proc='1001565-84.2014.8.22.0007'),(select id from pessoas where nome='Lucimar Ramos Batista'),146,0);" calcext:value-type="string">
            <text:p>INSERT INTO 'main'.'relation' ('id_proc','id_pessoa','tipo_parte','status') VALUES ((select id from processos where num_proc='1001565-84.2014.8.22.0007'),(select id from pessoas where nome='Lucimar Ramos Batista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8]&amp;&quot;'),(select id from pessoas where nome='&quot;&amp;[.E8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8]&amp;&quot;'),(select id from pessoas where nome='&quot;&amp;[.E8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9]&amp;&quot;'),(select id from pessoas where nome='&quot;&amp;[.E9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9]&amp;&quot;'),(select id from pessoas where nome='&quot;&amp;[.E9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0]&amp;&quot;'),(select id from pessoas where nome='&quot;&amp;[.E10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0]&amp;&quot;'),(select id from pessoas where nome='&quot;&amp;[.E10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1]&amp;&quot;'),(select id from pessoas where nome='&quot;&amp;[.E11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1]&amp;&quot;'),(select id from pessoas where nome='&quot;&amp;[.E11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2]&amp;&quot;'),(select id from pessoas where nome='&quot;&amp;[.E12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2]&amp;&quot;'),(select id from pessoas where nome='&quot;&amp;[.E12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5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3]&amp;&quot;'),(select id from pessoas where nome='&quot;&amp;[.E13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3]&amp;&quot;'),(select id from pessoas where nome='&quot;&amp;[.E13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4]&amp;&quot;'),(select id from pessoas where nome='&quot;&amp;[.E14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4]&amp;&quot;'),(select id from pessoas where nome='&quot;&amp;[.E14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5]&amp;&quot;'),(select id from pessoas where nome='&quot;&amp;[.E15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5]&amp;&quot;'),(select id from pessoas where nome='&quot;&amp;[.E15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6]&amp;&quot;'),(select id from pessoas where nome='&quot;&amp;[.E16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6]&amp;&quot;'),(select id from pessoas where nome='&quot;&amp;[.E16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7]&amp;&quot;'),(select id from pessoas where nome='&quot;&amp;[.E17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7]&amp;&quot;'),(select id from pessoas where nome='&quot;&amp;[.E17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style-name="ce41"/>
          <table:table-cell/>
          <table:table-cell table:formula="of:=&quot;INSERT INTO 'main'.'relation' ('id_proc','id_pessoa','tipo_parte','status') VALUES ((select id from processos where num_proc='&quot;&amp;[.C18]&amp;&quot;'),(select id from pessoas where nome='&quot;&amp;[.E18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8]&amp;&quot;'),(select id from pessoas where nome='&quot;&amp;[.E18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number-columns-repeated="2"/>
          <table:table-cell table:formula="of:=&quot;INSERT INTO 'main'.'relation' ('id_proc','id_pessoa','tipo_parte','status') VALUES ((select id from processos where num_proc='&quot;&amp;[.C19]&amp;&quot;'),(select id from pessoas where nome='&quot;&amp;[.E19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19]&amp;&quot;'),(select id from pessoas where nome='&quot;&amp;[.E19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number-columns-repeated="2"/>
          <table:table-cell table:formula="of:=&quot;INSERT INTO 'main'.'relation' ('id_proc','id_pessoa','tipo_parte','status') VALUES ((select id from processos where num_proc='&quot;&amp;[.C20]&amp;&quot;'),(select id from pessoas where nome='&quot;&amp;[.E20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20]&amp;&quot;'),(select id from pessoas where nome='&quot;&amp;[.E20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38" table:number-columns-repeated="3"/>
          <table:table-cell table:number-columns-repeated="2"/>
          <table:table-cell table:formula="of:=&quot;INSERT INTO 'main'.'relation' ('id_proc','id_pessoa','tipo_parte','status') VALUES ((select id from processos where num_proc='&quot;&amp;[.C21]&amp;&quot;'),(select id from pessoas where nome='&quot;&amp;[.E21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21]&amp;&quot;'),(select id from pessoas where nome='&quot;&amp;[.E21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&quot;INSERT INTO 'main'.'relation' ('id_proc','id_pessoa','tipo_parte','status') VALUES ((select id from processos where num_proc='&quot;&amp;[.C22]&amp;&quot;'),(select id from pessoas where nome='&quot;&amp;[.E22]&amp;&quot;'),147,0);&quot;" office:value-type="string" office:string-value="INSERT INTO 'main'.'relation' ('id_proc','id_pessoa','tipo_parte','status') VALUES ((select id from processos where num_proc=''),(select id from pessoas where nome=''),147,0);" calcext:value-type="string">
            <text:p>INSERT INTO 'main'.'relation' ('id_proc','id_pessoa','tipo_parte','status') VALUES ((select id from processos where num_proc=''),(select id from pessoas where nome=''),147,0);</text:p>
          </table:table-cell>
          <table:table-cell table:formula="of:=&quot;INSERT INTO 'main'.'relation' ('id_proc','id_pessoa','tipo_parte','status') VALUES ((select id from processos where num_proc='&quot;&amp;[.C22]&amp;&quot;'),(select id from pessoas where nome='&quot;&amp;[.E22]&amp;&quot;'),146,0);&quot;" office:value-type="string" office:string-value="INSERT INTO 'main'.'relation' ('id_proc','id_pessoa','tipo_parte','status') VALUES ((select id from processos where num_proc=''),(select id from pessoas where nome=''),146,0);" calcext:value-type="string">
            <text:p>INSERT INTO 'main'.'relation' ('id_proc','id_pessoa','tipo_parte','status') VALUES ((select id from processos where num_proc=''),(select id from pessoas where nome=''),14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&quot;INSERT INTO 'main'.'relation' ('id_proc','id_pessoa','tipo_parte','status') VALUES ((select id from processos where num_proc='&quot;&amp;[.C6]&amp;&quot;'),(select id from pessoas where nome='&quot;&amp;[.D6]&amp;&quot;'),11,0);&quot;" office:value-type="string" office:string-value="INSERT INTO 'main'.'relation' ('id_proc','id_pessoa','tipo_parte','status') VALUES ((select id from processos where num_proc='1001541-56.2014.8.22.0007'),(select id from pessoas where nome='Ministério Público de Rondônia'),11,0);" calcext:value-type="string">
            <text:p>INSERT INTO 'main'.'relation' ('id_proc','id_pessoa','tipo_parte','status') VALUES ((select id from processos where num_proc='1001541-56.2014.8.22.0007'),(select id from pessoas where nome='Ministério Público de Rondônia'),11,0);</text:p>
          </table:table-cell>
          <table:table-cell table:formula="of:=&quot;INSERT INTO 'main'.'relation' ('id_proc','id_pessoa','tipo_parte','status') VALUES ((select id from processos where num_proc='&quot;&amp;[.C6]&amp;&quot;'),(select id from pessoas where nome='&quot;&amp;[.D6]&amp;&quot;'),36,0);&quot;" office:value-type="string" office:string-value="INSERT INTO 'main'.'relation' ('id_proc','id_pessoa','tipo_parte','status') VALUES ((select id from processos where num_proc='1001541-56.2014.8.22.0007'),(select id from pessoas where nome='Ministério Público de Rondônia'),36,0);" calcext:value-type="string">
            <text:p>INSERT INTO 'main'.'relation' ('id_proc','id_pessoa','tipo_parte','status') VALUES ((select id from processos where num_proc='1001541-56.2014.8.22.0007'),(select id from pessoas where nome='Ministério Público de Rondônia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7]&amp;&quot;'),(select id from pessoas where nome='&quot;&amp;[.D7]&amp;&quot;'),11,0);&quot;" office:value-type="string" office:string-value="INSERT INTO 'main'.'relation' ('id_proc','id_pessoa','tipo_parte','status') VALUES ((select id from processos where num_proc='1001565-84.2014.8.22.0007'),(select id from pessoas where nome='Ministério Público de Rondônia'),11,0);" calcext:value-type="string">
            <text:p>INSERT INTO 'main'.'relation' ('id_proc','id_pessoa','tipo_parte','status') VALUES ((select id from processos where num_proc='1001565-84.2014.8.22.0007'),(select id from pessoas where nome='Ministério Público de Rondônia'),11,0);</text:p>
          </table:table-cell>
          <table:table-cell table:formula="of:=&quot;INSERT INTO 'main'.'relation' ('id_proc','id_pessoa','tipo_parte','status') VALUES ((select id from processos where num_proc='&quot;&amp;[.C7]&amp;&quot;'),(select id from pessoas where nome='&quot;&amp;[.D7]&amp;&quot;'),36,0);&quot;" office:value-type="string" office:string-value="INSERT INTO 'main'.'relation' ('id_proc','id_pessoa','tipo_parte','status') VALUES ((select id from processos where num_proc='1001565-84.2014.8.22.0007'),(select id from pessoas where nome='Ministério Público de Rondônia'),36,0);" calcext:value-type="string">
            <text:p>INSERT INTO 'main'.'relation' ('id_proc','id_pessoa','tipo_parte','status') VALUES ((select id from processos where num_proc='1001565-84.2014.8.22.0007'),(select id from pessoas where nome='Ministério Público de Rondônia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8]&amp;&quot;'),(select id from pessoas where nome='&quot;&amp;[.D8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8]&amp;&quot;'),(select id from pessoas where nome='&quot;&amp;[.D8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9]&amp;&quot;'),(select id from pessoas where nome='&quot;&amp;[.D9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9]&amp;&quot;'),(select id from pessoas where nome='&quot;&amp;[.D9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0]&amp;&quot;'),(select id from pessoas where nome='&quot;&amp;[.D10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0]&amp;&quot;'),(select id from pessoas where nome='&quot;&amp;[.D10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1]&amp;&quot;'),(select id from pessoas where nome='&quot;&amp;[.D11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1]&amp;&quot;'),(select id from pessoas where nome='&quot;&amp;[.D11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2]&amp;&quot;'),(select id from pessoas where nome='&quot;&amp;[.D12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2]&amp;&quot;'),(select id from pessoas where nome='&quot;&amp;[.D12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3]&amp;&quot;'),(select id from pessoas where nome='&quot;&amp;[.D13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3]&amp;&quot;'),(select id from pessoas where nome='&quot;&amp;[.D13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4]&amp;&quot;'),(select id from pessoas where nome='&quot;&amp;[.D14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4]&amp;&quot;'),(select id from pessoas where nome='&quot;&amp;[.D14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5]&amp;&quot;'),(select id from pessoas where nome='&quot;&amp;[.D15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5]&amp;&quot;'),(select id from pessoas where nome='&quot;&amp;[.D15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6]&amp;&quot;'),(select id from pessoas where nome='&quot;&amp;[.D16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6]&amp;&quot;'),(select id from pessoas where nome='&quot;&amp;[.D16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7]&amp;&quot;'),(select id from pessoas where nome='&quot;&amp;[.D17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7]&amp;&quot;'),(select id from pessoas where nome='&quot;&amp;[.D17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8]&amp;&quot;'),(select id from pessoas where nome='&quot;&amp;[.D18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8]&amp;&quot;'),(select id from pessoas where nome='&quot;&amp;[.D18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19]&amp;&quot;'),(select id from pessoas where nome='&quot;&amp;[.D19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19]&amp;&quot;'),(select id from pessoas where nome='&quot;&amp;[.D19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20]&amp;&quot;'),(select id from pessoas where nome='&quot;&amp;[.D20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20]&amp;&quot;'),(select id from pessoas where nome='&quot;&amp;[.D20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21]&amp;&quot;'),(select id from pessoas where nome='&quot;&amp;[.D21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21]&amp;&quot;'),(select id from pessoas where nome='&quot;&amp;[.D21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7"/>
          <table:table-cell table:formula="of:=&quot;INSERT INTO 'main'.'relation' ('id_proc','id_pessoa','tipo_parte','status') VALUES ((select id from processos where num_proc='&quot;&amp;[.C22]&amp;&quot;'),(select id from pessoas where nome='&quot;&amp;[.D22]&amp;&quot;'),11,0);&quot;" office:value-type="string" office:string-value="INSERT INTO 'main'.'relation' ('id_proc','id_pessoa','tipo_parte','status') VALUES ((select id from processos where num_proc=''),(select id from pessoas where nome=''),11,0);" calcext:value-type="string">
            <text:p>INSERT INTO 'main'.'relation' ('id_proc','id_pessoa','tipo_parte','status') VALUES ((select id from processos where num_proc=''),(select id from pessoas where nome=''),11,0);</text:p>
          </table:table-cell>
          <table:table-cell table:formula="of:=&quot;INSERT INTO 'main'.'relation' ('id_proc','id_pessoa','tipo_parte','status') VALUES ((select id from processos where num_proc='&quot;&amp;[.C22]&amp;&quot;'),(select id from pessoas where nome='&quot;&amp;[.D22]&amp;&quot;'),36,0);&quot;" office:value-type="string" office:string-value="INSERT INTO 'main'.'relation' ('id_proc','id_pessoa','tipo_parte','status') VALUES ((select id from processos where num_proc=''),(select id from pessoas where nome=''),36,0);" calcext:value-type="string">
            <text:p>INSERT INTO 'main'.'relation' ('id_proc','id_pessoa','tipo_parte','status') VALUES ((select id from processos where num_proc=''),(select id from pessoas where nome=''),36,0);</text:p>
          </table:table-cell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P0" style:volatile="true">
      <number:hours number:style="long"/>
      <number:text>:</number:text>
      <number:minutes number:style="long"/>
    </number:time-style>
    <number:time-style style:name="N107">
      <style:text-properties fo:color="#ff0000"/>
      <number:text>- </number:text>
      <number:hours number:style="long"/>
      <number:text>:</number:text>
      <number:minutes number:style="long"/>
      <style:map style:condition="value()&gt;=0" style:apply-style-name="N107P0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08:15:19.9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09:05:33.460000000</meta:creation-date>
    <dc:date>2014-11-18T08:38:57.760000000</dc:date>
    <meta:editing-duration>PT16H20M21S</meta:editing-duration>
    <meta:editing-cycles>83</meta:editing-cycles>
    <meta:generator>LibreOffice/4.3.1.2$Windows_x86 LibreOffice_project/958349dc3b25111dbca392fbc281a05559ef6848</meta:generator>
    <meta:print-date>2014-10-02T13:05:58.464000000</meta:print-date>
    <meta:document-statistic meta:table-count="5" meta:cell-count="1348" meta:object-count="0"/>
  </office:meta>
</office:document-meta>
</file>